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6pt" fo:font-weight="normal" officeooo:rsid="000e2ca1" officeooo:paragraph-rsid="000e2ca1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DejaVu Serif" fo:font-weight="normal" officeooo:rsid="000e2ca1" officeooo:paragraph-rsid="000e2ca1" style:font-weight-asian="normal" style:font-weight-complex="normal"/>
    </style:style>
    <style:style style:name="P3" style:family="paragraph" style:parent-style-name="Title">
      <style:text-properties style:font-name="DejaVu Serif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louny a lamy</text:p>
      <text:p text:style-name="P2"/>
      <text:p text:style-name="P1">Jája miluje melouny. Seje je na svoje pole. Umí to s lopatou.</text:p>
      <text:p text:style-name="P1"/>
      <text:p text:style-name="P1">Lamy o melounovém poli ví. I ony milují melouny. Lamy jsou mlsné tlamy.</text:p>
      <text:p text:style-name="P1"/>
      <text:p text:style-name="P1">Z pole melouny loupí. Óóóóó to je lup!</text:p>
      <text:p text:style-name="P1"/>
      <text:p text:style-name="P1">Jája je smutný. Melouny mizí. Lze lamy ulovit? </text:p>
      <text:p text:style-name="P1"/>
      <text:p text:style-name="P1">Jája se ptá táty. Táta to ví.</text:p>
      <text:p text:style-name="P1"/>
      <text:p text:style-name="P1">Vypustí lvy? Sovy? Psy? Slony?</text:p>
      <text:p text:style-name="P1"/>
      <text:p text:style-name="P1">Ne. Jája jim lup vymluví!</text:p>
      <text:p text:style-name="P1"/>
      <text:p text:style-name="P1">Jája mluví s lamami o loupení. Není to milé. Je to nemilé!</text:p>
      <text:p text:style-name="P1"/>
      <text:p text:style-name="P1">Lamy mají jíst jen seno. Tyto melouny jsou moje. Sejte si svoje melouny.</text:p>
      <text:p text:style-name="P1"/>
      <text:p text:style-name="P1">Jája jim nese melounové semeno. Nasejte si samy!</text:p>
      <text:p text:style-name="P1"/>
      <text:p text:style-name="P1">Lamy mizí v lese. A sejí svoje melouny.</text:p>
      <text:p text:style-name="P1"/>
      <text:p text:style-name="P1">Táta, máma i Jája jí melouny. Óóóóóto je ml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56:42.610882197</meta:creation-date>
    <dc:date>2016-02-02T17:54:21.712608036</dc:date>
    <meta:editing-duration>PT2M57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111" meta:character-count="577" meta:non-whitespace-character-count="478"/>
  </office:meta>
</office:document-meta>
</file>